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mbreneko@ombreneko-Inspiron-15-3567:~$ ls -arl /usr/bin/ | grep python</text:p>
      <text:p text:style-name="Standard">lrwxrwxrwx <text:s/>1 root root <text:s text:c="9"/>33 Apr 16 <text:s/>2018 x86_64-linux-gnu-python-config -&gt; x86_64-linux-gnu-python2.7-config</text:p>
      <text:p text:style-name="Standard">lrwxrwxrwx <text:s/>1 root root <text:s text:c="9"/>34 Oct 25 <text:s/>2018 x86_64-linux-gnu-python3m-config -&gt; x86_64-linux-gnu-python3.6m-config</text:p>
      <text:p text:style-name="Standard">lrwxrwxrwx <text:s/>1 root root <text:s text:c="9"/>33 Oct 25 <text:s/>2018 x86_64-linux-gnu-python3-config -&gt; x86_64-linux-gnu-python3.6-config</text:p>
      <text:p text:style-name="Standard">-rwxr-xr-x <text:s/>1 root root <text:s text:c="7"/>3283 Jan 14 16:32 x86_64-linux-gnu-python3.6m-config</text:p>
      <text:p text:style-name="Standard">lrwxrwxrwx <text:s/>1 root root <text:s text:c="9"/>34 Jan 14 16:32 x86_64-linux-gnu-python3.6-config -&gt; x86_64-linux-gnu-python3.6m-config</text:p>
      <text:p text:style-name="Standard">-rwxr-xr-x <text:s/>1 root root <text:s text:c="7"/>2971 Nov 28 <text:s/>2018 x86_64-linux-gnu-python2.7-config</text:p>
      <text:p text:style-name="Standard">lrwxrwxrwx <text:s/>1 root root <text:s text:c="9"/>29 Apr 16 <text:s/>2018 pyversions -&gt; ../share/python/pyversions.py</text:p>
      <text:p text:style-name="Standard">lrwxrwxrwx <text:s/>1 root root <text:s text:c="9"/>16 Apr 16 <text:s/>2018 python-config -&gt; python2.7-config</text:p>
      <text:p text:style-name="Standard">lrwxrwxrwx <text:s/>1 root root <text:s text:c="9"/>17 Oct 25 <text:s/>2018 python3m-config -&gt; python3.6m-config</text:p>
      <text:p text:style-name="Standard">lrwxrwxrwx <text:s/>1 root root <text:s text:c="9"/>10 Jul 12 17:59 python3m -&gt; python3.6m</text:p>
      <text:p text:style-name="Standard">lrwxrwxrwx <text:s/>1 root root <text:s text:c="9"/>16 Oct 25 <text:s/>2018 python3-config -&gt; python3.6-config</text:p>
      <text:p text:style-name="Standard">-rwxr-xr-x <text:s/>2 root root <text:s text:c="4"/>4906512 Apr <text:s/>4 00:46 python3.7m</text:p>
      <text:p text:style-name="Standard">-rwxr-xr-x <text:s/>2 root root <text:s text:c="4"/>4906512 Apr <text:s/>4 00:46 python3.7</text:p>
      <text:p text:style-name="Standard">lrwxrwxrwx <text:s/>1 root root <text:s text:c="9"/>34 Jan 14 16:32 python3.6m-config -&gt; x86_64-linux-gnu-python3.6m-config</text:p>
      <text:p text:style-name="Standard">-rwxr-xr-x <text:s/>2 root root <text:s text:c="4"/>4571576 Jan 14 16:32 python3.6m</text:p>
      <text:p text:style-name="Standard">lrwxrwxrwx <text:s/>1 root root <text:s text:c="9"/>33 Jan 14 16:32 python3.6-config -&gt; x86_64-linux-gnu-python3.6-config</text:p>
      <text:p text:style-name="Standard">-rwxr-xr-x <text:s/>2 root root <text:s text:c="4"/>4571576 Jan 14 16:32 python3.6</text:p>
      <text:p text:style-name="Standard">lrwxrwxrwx <text:s/>1 root root <text:s text:c="9"/>25 Jul 12 23:42 python3 -&gt; /etc/alternatives/python3</text:p>
      <text:p text:style-name="Standard">lrwxrwxrwx <text:s/>1 root root <text:s text:c="9"/>16 Apr 16 <text:s/>2018 python2-config -&gt; python2.7-config</text:p>
      <text:p text:style-name="Standard">lrwxrwxrwx <text:s/>1 root root <text:s text:c="9"/>33 Nov 28 <text:s/>2018 python2.7-config -&gt; x86_64-linux-gnu-python2.7-config</text:p>
      <text:p text:style-name="Standard">-rwxr-xr-x <text:s/>1 root root <text:s text:c="4"/>3637680 Nov 28 <text:s/>2018 python2.7</text:p>
      <text:p text:style-name="Standard">lrwxrwxrwx <text:s/>1 root root <text:s text:c="10"/>9 Apr 16 <text:s/>2018 python2 -&gt; python2.7</text:p>
      <text:p text:style-name="Standard">lrwxrwxrwx <text:s/>1 root root <text:s text:c="10"/>9 Apr 16 <text:s/>2018 python -&gt; python2.7</text:p>
      <text:p text:style-name="Standard">lrwxrwxrwx <text:s/>1 root root <text:s text:c="9"/>26 Mar 27 <text:s/>2018 pybuild -&gt; ../share/dh-python/pybuild</text:p>
      <text:p text:style-name="Standard">lrwxrwxrwx <text:s/>1 root root <text:s text:c="9"/>31 Jul 12 17:59 py3versions -&gt; ../share/python3/py3versions.py</text:p>
      <text:p text:style-name="Standard">lrwxrwxrwx <text:s/>1 root root <text:s text:c="9"/>23 Apr <text:s/>4 00:46 pdb3.7 -&gt; ../lib/python3.7/pdb.py</text:p>
      <text:p text:style-name="Standard">lrwxrwxrwx <text:s/>1 root root <text:s text:c="9"/>23 Jan 14 16:32 pdb3.6 -&gt; ../lib/python3.6/pdb.py</text:p>
      <text:p text:style-name="Standard">lrwxrwxrwx <text:s/>1 root root <text:s text:c="9"/>23 Nov 28 <text:s/>2018 pdb2.7 -&gt; ../lib/python2.7/pdb.py</text:p>
      <text:p text:style-name="Standard">lrwxrwxrwx <text:s/>1 root root <text:s text:c="9"/>29 Mar 27 <text:s/>2018 dh_python3 -&gt; ../share/dh-python/dh_python3</text:p>
      <text:p text:style-name="Standard">-rwxr-xr-x <text:s/>1 root root <text:s text:c="7"/>1056 Apr 16 <text:s/>2018 dh_python2</text:p>
      <text:p text:style-name="Standard">lrwxrwxrwx <text:s/>1 root root <text:s text:c="9"/>26 Mar 27 <text:s/>2018 dh_pypy -&gt; ../share/dh-python/dh_pypy</text:p>
      <text:p text:style-name="Standard">ombreneko@ombreneko-Inspiron-15-3567:~$ sudo rm /usr/bin/python</text:p>
      <text:p text:style-name="Standard">[sudo] password for ombreneko: </text:p>
      <text:p text:style-name="Standard">ombreneko@ombreneko-Inspiron-15-3567:~$ sudo ln -s /usr/bin/python3.7 /usr/bin/python</text:p>
      <text:p text:style-name="Standard">ombreneko@ombreneko-Inspiron-15-3567:~$ python --version</text:p>
      <text:p text:style-name="Standard">Python 3.7.3</text:p>
      <text:p text:style-name="Standard">ombreneko@ombreneko-Inspiron-15-3567:~$ which pip</text:p>
      <text:p text:style-name="Standard">/usr/bin/pip</text:p>
      <text:p text:style-name="Standard">ombreneko@ombreneko-Inspiron-15-3567:~$ ls -arl /usr/bin/ | grep pip</text:p>
      <text:p text:style-name="Standard">-rwxr-xr-x <text:s/>1 root root <text:s text:c="8"/>293 Apr <text:s/>3 14:53 pip3</text:p>
      <text:p text:style-name="Standard">-rwxr-xr-x <text:s/>1 root root <text:s text:c="8"/>292 Apr <text:s/>3 14:53 pip2</text:p>
      <text:p text:style-name="Standard">-rwxr-xr-x <text:s/>1 root root <text:s text:c="8"/>292 Apr <text:s/>3 14:53 pip</text:p>
      <text:p text:style-name="Standard">lrwxrwxrwx <text:s/>1 root root <text:s text:c="9"/>13 Jul 12 17:59 lesspipe -&gt; /bin/lesspipe</text:p>
      <text:p text:style-name="Standard">ombreneko@ombreneko-Inspiron-15-3567:~$ sudo rm /usr/bin/pip</text:p>
      <text:p text:style-name="Standard"><text:soft-page-break/>ombreneko@ombreneko-Inspiron-15-3567:~$ sudo ln -s /usr/bin/pip3 /usr/bin/pip</text:p>
      <text:p text:style-name="Standard">ombreneko@ombreneko-Inspiron-15-3567:~$ pip --version</text:p>
      <text:p text:style-name="Standard">pip 9.0.1 from /usr/lib/python3/dist-packages (python 3.7)</text:p>
      <text:p text:style-name="Standard">ombreneko@ombreneko-Inspiron-15-3567:~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1:30:30.623225152</meta:creation-date>
    <dc:date>2019-07-15T13:35:53.178721233</dc:date>
    <meta:editing-duration>PT8M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9" meta:word-count="422" meta:character-count="3586" meta:non-whitespace-character-count="2871"/>
  </office:meta>
</office:document-meta>
</file>